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9.486cm" fo:min-width="52.9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5.2cm" svg:height="71.5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76.5cm" svg:x2="32.2cm" svg:y2="76.5cm">
          <text:p/>
        </draw:line>
        <draw:frame draw:style-name="gr3" draw:text-style-name="P3" draw:layer="layout" svg:width="16cm" svg:height="6.5cm" svg:x="6.5cm" svg:y="38.25cm">
          <draw:text-box>
            <text:p><text:span text:style-name="T1">715 cm</text:span></text:p>
          </draw:text-box>
        </draw:frame>
        <draw:frame draw:style-name="gr3" draw:text-style-name="P3" draw:layer="layout" svg:width="16cm" svg:height="6.5cm" svg:x="24cm" svg:y="0.25cm">
          <draw:text-box>
            <text:p><text:span text:style-name="T1">552 cm</text:span></text:p>
          </draw:text-box>
        </draw:frame>
        <draw:frame draw:style-name="gr3" draw:text-style-name="P3" draw:layer="layout" svg:width="16cm" svg:height="6.5cm" svg:x="10.25cm" svg:y="78.75cm">
          <draw:text-box>
            <text:p><text:span text:style-name="T1">272 cm</text:span></text:p>
          </draw:text-box>
        </draw:frame>
        <draw:line draw:style-name="gr2" draw:text-style-name="P2" draw:layer="layout" svg:x1="60.2cm" svg:y1="37.7cm" svg:x2="60.2cm" svg:y2="19.4cm">
          <text:p/>
        </draw:line>
        <draw:frame draw:style-name="gr3" draw:text-style-name="P3" draw:layer="layout" svg:width="16cm" svg:height="6.5cm" svg:x="62cm" svg:y="26.75cm">
          <draw:text-box>
            <text:p><text:span text:style-name="T1">183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6" draw:layer="layout" svg:width="32.75cm" svg:height="30.11cm" svg:x="20.5cm" svg:y="27.14cm">
          <draw:text-box>
            <text:p><text:span text:style-name="T3">552 x</text:span></text:p>
            <text:p><text:span text:style-name="T3">715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18T15:11:25.162000000</dc:date>
    <meta:editing-duration>PT51M31S</meta:editing-duration>
    <meta:editing-cycles>24</meta:editing-cycles>
    <meta:generator>LibreOffice/7.0.4.2$Windows_X86_64 LibreOffice_project/dcf040e67528d9187c66b2379df5ea4407429775</meta:generator>
    <meta:document-statistic meta:object-count="9"/>
  </office:meta>
</office:document-meta>
</file>